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ffcc00" draw:textarea-vertical-align="middle" draw:auto-grow-height="false" draw:fit-to-size="false" style:shrink-to-fit="false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.035cm" svg:stroke-color="#000000" draw:stroke-linejoin="round" draw:fill="solid" draw:fill-color="#ff9999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8" style:family="graphic" style:parent-style-name="standard" style:list-style-name="L2">
      <style:graphic-properties draw:stroke="solid" svg:stroke-width="0.035cm" svg:stroke-color="#000000" draw:stroke-linejoin="round" draw:fill="solid" draw:fill-color="#66ffff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.035cm" svg:stroke-color="#000000" draw:stroke-linejoin="round" draw:fill="solid" draw:fill-color="#33ff99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11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12" style:family="graphic" style:parent-style-name="standard" style:list-style-name="L2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13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14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15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16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17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18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19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114cm"/>
    </style:style>
    <style:style style:name="gr2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5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6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48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429cm"/>
    </style:style>
    <style:style style:name="gr31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3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02cm"/>
    </style:style>
    <style:style style:name="gr35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style:shrink-to-fit="false" fo:min-height="0.758cm" fo:min-width="3.531cm" fo:padding-top="0.142cm" fo:padding-bottom="0.142cm" fo:padding-left="0.267cm" fo:padding-right="0.267cm" fo:wrap-option="no-wrap"/>
    </style:style>
    <style:style style:name="gr36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gr37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style:shrink-to-fit="false" fo:min-height="1.8cm" fo:min-width="3.531cm" fo:padding-top="0.142cm" fo:padding-bottom="0.142cm" fo:padding-left="0.267cm" fo:padding-right="0.267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loext:graphic-properties draw:fill="solid" draw:fill-color="#33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4" style:family="paragraph">
      <loext:graphic-properties draw:fill="solid" draw:fill-color="#ffcc00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5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6" style:family="paragraph">
      <loext:graphic-properties draw:fill="solid" draw:fill-color="#ff9999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7" style:family="paragraph">
      <loext:graphic-properties draw:fill="solid" draw:fill-color="#66ffff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8" style:family="paragraph">
      <loext:graphic-properties draw:fill="solid" draw:fill-color="#dddddd"/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fo:font-weight="bold" style:font-size-asian="12pt" style:font-size-complex="12pt"/>
    </style:style>
    <style:style style:name="P1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2" draw:style-name="gr1" draw:text-style-name="P2" draw:layer="layout" svg:width="4.064cm" svg:height="2.083cm" svg:x="4.699cm" svg:y="0.254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4.064cm" svg:height="2.083cm" svg:x="1.524cm" svg:y="7.62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xml:id="id2" draw:id="id2" draw:layer="layout" svg:width="4.064cm" svg:height="2.083cm" svg:x="10.738cm" svg:y="11.438cm">
          <text:p text:style-name="P1"><text:span text:style-name="T1">jiplib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xml:id="id1" draw:id="id1" draw:layer="layout" svg:width="4.064cm" svg:height="2.083cm" svg:x="13.537cm" svg:y="6.288cm">
          <text:p text:style-name="P1"><text:span text:style-name="T1">pyje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xml:id="id3" draw:id="id3" draw:layer="layout" svg:width="4.064cm" svg:height="2.083cm" svg:x="10.738cm" svg:y="0.584cm">
          <text:p text:style-name="P1"><text:span text:style-name="T1">jiplib.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064cm" svg:height="2.083cm" svg:x="1.091cm" svg:y="7.8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xml:id="id8" draw:id="id8" draw:layer="layout" svg:width="4.064cm" svg:height="2.083cm" svg:x="0.837cm" svg:y="8.144cm">
          <text:p text:style-name="P1"><text:span text:style-name="T1">Jim.cc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7" xml:id="id9" draw:id="id9" draw:layer="layout" svg:width="4.064cm" svg:height="2.083cm" svg:x="3.831cm" svg:y="11.438cm">
          <text:p text:style-name="P1"><text:span text:style-name="T1">jiplib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8" xml:id="id4" draw:id="id4" draw:layer="layout" svg:width="4.064cm" svg:height="2.083cm" svg:x="6.858cm" svg:y="4.662cm">
          <text:p text:style-name="P1"><text:span text:style-name="T1">jiplib_wrap.cx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xml:id="id6" draw:id="id6" draw:layer="layout" svg:width="4.064cm" svg:height="2.083cm" svg:x="6.854cm" svg:y="8.125cm">
          <text:p text:style-name="P1"><text:span text:style-name="T1">jiplib_wrap.cxx.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4.064cm" svg:height="2.083cm" svg:x="4.361cm" svg:y="0.559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xml:id="id5" draw:id="id5" draw:layer="layout" svg:width="4.064cm" svg:height="2.083cm" svg:x="4.107cm" svg:y="0.813cm">
          <text:p text:style-name="P1"><text:span text:style-name="T1">Jim.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5" xml:id="id10" draw:id="id10" draw:layer="layout" svg:width="4.064cm" svg:height="1.041cm" svg:x="18.807cm" svg:y="1.137cm">
          <text:p text:style-name="P1"><text:span text:style-name="T1">propertie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5" xml:id="id12" draw:id="id12" draw:layer="layout" svg:width="4.064cm" svg:height="1.041cm" svg:x="18.807cm" svg:y="3.017cm">
          <text:p text:style-name="P1"><text:span text:style-name="T1">io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5" xml:id="id13" draw:id="id13" draw:layer="layout" svg:width="4.064cm" svg:height="1.041cm" svg:x="18.807cm" svg:y="4.897cm">
          <text:p text:style-name="P1"><text:span text:style-name="T1">geometr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5" xml:id="id14" draw:id="id14" draw:layer="layout" svg:width="4.064cm" svg:height="1.041cm" svg:x="18.807cm" svg:y="6.809cm">
          <text:p text:style-name="P1"><text:span text:style-name="T1">pix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5" xml:id="id15" draw:id="id15" draw:layer="layout" svg:width="4.064cm" svg:height="1.041cm" svg:x="18.807cm" svg:y="8.656cm">
          <text:p text:style-name="P1"><text:span text:style-name="T1">ngb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5" xml:id="id16" draw:id="id16" draw:layer="layout" svg:width="4.064cm" svg:height="1.041cm" svg:x="18.807cm" svg:y="10.536cm">
          <text:p text:style-name="P1"><text:span text:style-name="T1">classify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5" xml:id="id11" draw:id="id11" draw:layer="layout" svg:width="4.064cm" svg:height="1.041cm" svg:x="18.807cm" svg:y="12.38cm">
          <text:p text:style-name="P1"><text:span text:style-name="T1">dem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9" draw:layer="layout" svg:width="3.614cm" svg:height="0.729cm" svg:x="4.128cm" svg:y="0.934cm">
          <draw:text-box>
            <text:p><text:span text:style-name="T2">C++ header files</text:span></text:p>
          </draw:text-box>
        </draw:frame>
        <draw:connector draw:style-name="gr21" draw:text-style-name="P10" draw:layer="layout" svg:x1="15.569cm" svg:y1="8.371cm" svg:x2="14.802cm" svg:y2="12.479cm" draw:start-shape="id1" draw:start-glue-point="2" draw:end-shape="id2" draw:end-glue-point="1" svg:d="M15569 8371v4108h-767" svg:viewBox="0 0 768 4109">
          <text:p/>
        </draw:connector>
        <draw:frame draw:style-name="gr22" draw:text-style-name="P9" draw:layer="layout" svg:width="4.041cm" svg:height="0.729cm" svg:x="10.766cm" svg:y="0.643cm">
          <draw:text-box>
            <text:p><text:span text:style-name="T2">SWIG interface file</text:span></text:p>
          </draw:text-box>
        </draw:frame>
        <draw:frame draw:style-name="gr23" draw:text-style-name="P9" draw:layer="layout" svg:width="3.563cm" svg:height="0.729cm" svg:x="0.829cm" svg:y="4.788cm">
          <draw:text-box>
            <text:p><text:span text:style-name="T2">C++ source files</text:span></text:p>
          </draw:text-box>
        </draw:frame>
        <draw:frame draw:style-name="gr24" draw:text-style-name="P11" draw:layer="layout" svg:width="3.694cm" svg:height="0.806cm" svg:x="0.254cm" svg:y="2.877cm">
          <draw:text-box>
            <text:p><text:span text:style-name="T3">Preprocessor</text:span></text:p>
          </draw:text-box>
        </draw:frame>
        <draw:frame draw:style-name="gr25" draw:text-style-name="P11" draw:layer="layout" svg:width="1.823cm" svg:height="0.806cm" svg:x="12.82cm" svg:y="2.877cm">
          <draw:text-box>
            <text:p><text:span text:style-name="T3">SWIG</text:span></text:p>
          </draw:text-box>
        </draw:frame>
        <draw:frame draw:style-name="gr26" draw:text-style-name="P12" draw:layer="layout" svg:width="2.653cm" svg:height="0.806cm" svg:x="0.254cm" svg:y="6.757cm">
          <draw:text-box>
            <text:p><text:span text:style-name="T4">Compiler</text:span></text:p>
          </draw:text-box>
        </draw:frame>
        <draw:frame draw:style-name="gr27" draw:text-style-name="P9" draw:layer="layout" svg:width="1.988cm" svg:height="0.813cm" svg:x="0.254cm" svg:y="10.322cm">
          <draw:text-box>
            <text:p><text:span text:style-name="T4">Linker</text:span></text:p>
          </draw:text-box>
        </draw:frame>
        <draw:frame draw:style-name="gr28" draw:text-style-name="P9" draw:layer="layout" svg:width="3.55cm" svg:height="0.729cm" svg:x="19.125cm" svg:y="0.272cm">
          <draw:text-box>
            <text:p><text:span text:style-name="T2">pyjeo modules</text:span></text:p>
          </draw:text-box>
        </draw:frame>
        <draw:frame draw:style-name="gr29" draw:text-style-name="P9" draw:layer="layout" svg:width="2.691cm" svg:height="0.729cm" svg:x="0.926cm" svg:y="8.254cm">
          <draw:text-box>
            <text:p><text:span text:style-name="T2">Object files</text:span></text:p>
          </draw:text-box>
        </draw:frame>
        <draw:frame draw:style-name="gr30" draw:text-style-name="P9" draw:layer="layout" svg:width="1.929cm" svg:height="0.729cm" svg:x="3.847cm" svg:y="11.519cm">
          <draw:text-box>
            <text:p><text:span text:style-name="T2">Library</text:span></text:p>
          </draw:text-box>
        </draw:frame>
        <draw:frame draw:style-name="gr28" draw:text-style-name="P9" draw:layer="layout" svg:width="3.55cm" svg:height="0.729cm" svg:x="13.543cm" svg:y="6.312cm">
          <draw:text-box>
            <text:p><text:span text:style-name="T2">Python module</text:span></text:p>
          </draw:text-box>
        </draw:frame>
        <draw:frame draw:style-name="gr28" draw:text-style-name="P9" draw:layer="layout" svg:width="3.55cm" svg:height="0.729cm" svg:x="10.743cm" svg:y="11.429cm">
          <draw:text-box>
            <text:p><text:span text:style-name="T2">SWIG module</text:span></text:p>
          </draw:text-box>
        </draw:frame>
        <draw:connector draw:style-name="gr21" draw:text-style-name="P10" draw:layer="layout" svg:x1="12.77cm" svg:y1="2.667cm" svg:x2="10.922cm" svg:y2="5.703cm" draw:start-shape="id3" draw:end-shape="id4" draw:end-glue-point="1" svg:d="M12770 2667v3036h-1848" svg:viewBox="0 0 1849 3037">
          <text:p/>
        </draw:connector>
        <draw:connector draw:style-name="gr21" draw:text-style-name="P10" draw:layer="layout" svg:x1="12.77cm" svg:y1="2.667cm" svg:x2="12.77cm" svg:y2="11.438cm" draw:start-shape="id3" draw:start-glue-point="2" draw:end-shape="id2" svg:d="M12770 2667v8771" svg:viewBox="0 0 1 8772">
          <text:p/>
        </draw:connector>
        <draw:connector draw:style-name="gr21" draw:text-style-name="P10" draw:layer="layout" svg:x1="8.89cm" svg:y1="4.662cm" svg:x2="6.139cm" svg:y2="2.896cm" draw:start-shape="id4" draw:start-glue-point="0" draw:end-shape="id5" svg:d="M8890 4662v-884h-2751v-882" svg:viewBox="0 0 2752 1767">
          <text:p/>
        </draw:connector>
        <draw:custom-shape draw:name="CustomShape 2" draw:style-name="gr31" draw:text-style-name="P8" draw:layer="layout" svg:width="4.064cm" svg:height="2.083cm" svg:x="1.397cm" svg:y="4.19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" draw:text-style-name="P10" draw:layer="layout" svg:x1="8.89cm" svg:y1="6.745cm" svg:x2="8.886cm" svg:y2="8.125cm" draw:start-shape="id4" draw:start-glue-point="2" draw:end-shape="id6" draw:end-glue-point="0" svg:d="M8890 6745v689h-4v691" svg:viewBox="0 0 5 1381">
          <text:p/>
        </draw:connector>
        <draw:connector draw:style-name="gr21" draw:text-style-name="P10" draw:layer="layout" svg:x1="2.869cm" svg:y1="6.745cm" svg:x2="2.869cm" svg:y2="8.144cm" draw:start-shape="id7" draw:end-shape="id8" draw:end-glue-point="0" svg:d="M2869 6745v1399" svg:viewBox="0 0 1 1400">
          <text:p/>
        </draw:connector>
        <draw:connector draw:style-name="gr21" draw:text-style-name="P10" draw:layer="layout" svg:x1="2.869cm" svg:y1="10.227cm" svg:x2="5.863cm" svg:y2="11.438cm" draw:start-shape="id8" draw:end-shape="id9" draw:end-glue-point="0" svg:d="M2869 10227v605h2994v606" svg:viewBox="0 0 2995 1212">
          <text:p/>
        </draw:connector>
        <draw:connector draw:style-name="gr21" draw:text-style-name="P10" draw:layer="layout" svg:x1="8.886cm" svg:y1="10.208cm" svg:x2="5.863cm" svg:y2="11.438cm" draw:start-shape="id6" draw:start-glue-point="2" draw:end-shape="id9" draw:end-glue-point="0" svg:d="M8886 10208v614h-3023v616" svg:viewBox="0 0 3024 1231">
          <text:p/>
        </draw:connector>
        <draw:connector draw:style-name="gr21" draw:text-style-name="P10" draw:layer="layout" svg:x1="10.738cm" svg:y1="12.479cm" svg:x2="7.895cm" svg:y2="12.479cm" draw:start-shape="id2" draw:end-shape="id9" draw:end-glue-point="1" svg:d="M10738 12479h-2843" svg:viewBox="0 0 2844 1">
          <text:p/>
        </draw:connector>
        <draw:frame draw:style-name="gr29" draw:text-style-name="P9" draw:layer="layout" svg:width="2.691cm" svg:height="0.729cm" svg:x="6.895cm" svg:y="8.127cm">
          <draw:text-box>
            <text:p><text:span text:style-name="T2">Object file</text:span></text:p>
          </draw:text-box>
        </draw:frame>
        <draw:frame draw:style-name="gr23" draw:text-style-name="P9" draw:layer="layout" svg:width="3.563cm" svg:height="0.729cm" svg:x="6.888cm" svg:y="4.661cm">
          <draw:text-box>
            <text:p><text:span text:style-name="T2">C++ source files</text:span></text:p>
          </draw:text-box>
        </draw:frame>
        <draw:connector draw:style-name="gr32" draw:text-style-name="P13" draw:layer="layout" svg:x1="18.807cm" svg:y1="1.657cm" svg:x2="17.601cm" svg:y2="7.329cm" draw:start-shape="id10" draw:start-glue-point="3" draw:end-shape="id1" draw:end-glue-point="1" svg:d="M18807 1657h-603v5672h-603" svg:viewBox="0 0 1207 5673">
          <text:p/>
        </draw:connector>
        <draw:connector draw:style-name="gr32" draw:text-style-name="P13" draw:layer="layout" svg:x1="18.807cm" svg:y1="12.9cm" svg:x2="17.601cm" svg:y2="7.329cm" draw:start-shape="id11" draw:start-glue-point="3" draw:end-shape="id1" svg:d="M18807 12900h-603v-5571h-603" svg:viewBox="0 0 1207 5572">
          <text:p/>
        </draw:connector>
        <draw:connector draw:style-name="gr32" draw:text-style-name="P13" draw:layer="layout" svg:x1="18.807cm" svg:y1="3.537cm" svg:x2="17.601cm" svg:y2="7.329cm" draw:start-shape="id12" draw:end-shape="id1" draw:end-glue-point="1" svg:d="M18807 3537h-603v3792h-603" svg:viewBox="0 0 1207 3793">
          <text:p/>
        </draw:connector>
        <draw:connector draw:style-name="gr32" draw:text-style-name="P13" draw:layer="layout" svg:x1="18.807cm" svg:y1="5.417cm" svg:x2="17.601cm" svg:y2="7.329cm" draw:start-shape="id13" draw:end-shape="id1" draw:end-glue-point="1" svg:d="M18807 5417h-603v1912h-603" svg:viewBox="0 0 1207 1913">
          <text:p/>
        </draw:connector>
        <draw:connector draw:style-name="gr32" draw:text-style-name="P13" draw:layer="layout" svg:x1="18.807cm" svg:y1="7.329cm" svg:x2="17.601cm" svg:y2="7.329cm" draw:start-shape="id14" draw:end-shape="id1" draw:end-glue-point="1" svg:d="M18807 7329h-1206" svg:viewBox="0 0 1207 1">
          <text:p/>
        </draw:connector>
        <draw:connector draw:style-name="gr32" draw:text-style-name="P13" draw:layer="layout" svg:x1="18.807cm" svg:y1="9.176cm" svg:x2="17.601cm" svg:y2="7.329cm" draw:start-shape="id15" draw:end-shape="id1" draw:end-glue-point="1" svg:d="M18807 9176h-603v-1847h-603" svg:viewBox="0 0 1207 1848">
          <text:p/>
        </draw:connector>
        <draw:connector draw:style-name="gr32" draw:text-style-name="P13" draw:layer="layout" svg:x1="18.807cm" svg:y1="11.056cm" svg:x2="17.601cm" svg:y2="7.329cm" draw:start-shape="id16" draw:end-shape="id1" draw:end-glue-point="1" svg:d="M18807 11056h-603v-3727h-603" svg:viewBox="0 0 1207 3728">
          <text:p/>
        </draw:connector>
        <draw:connector draw:style-name="gr32" draw:text-style-name="P13" draw:layer="layout" svg:x1="18.807cm" svg:y1="12.9cm" svg:x2="17.601cm" svg:y2="7.329cm" draw:start-shape="id11" draw:start-glue-point="3" draw:end-shape="id1" draw:end-glue-point="1" svg:d="M18807 12900h-603v-5571h-603" svg:viewBox="0 0 1207 5572">
          <text:p/>
        </draw:connector>
        <draw:frame draw:style-name="gr33" draw:text-style-name="P9" draw:layer="layout" svg:width="1.704cm" svg:height="0.729cm" svg:x="15.77cm" svg:y="9.741cm">
          <draw:text-box>
            <text:p><text:span text:style-name="T2">Import</text:span></text:p>
          </draw:text-box>
        </draw:frame>
        <draw:frame draw:style-name="gr34" draw:text-style-name="P9" draw:layer="layout" svg:width="2.902cm" svg:height="0.729cm" svg:x="7.849cm" svg:y="11.589cm">
          <draw:text-box>
            <text:p><text:span text:style-name="T2">Dynamic link</text:span></text:p>
          </draw:text-box>
        </draw:frame>
        <draw:custom-shape draw:name="CustomShape 2" draw:style-name="gr35" draw:text-style-name="P5" xml:id="id17" draw:id="id17" draw:layer="layout" svg:width="4.064cm" svg:height="1.041cm" svg:x="18.796cm" svg:y="14.235cm">
          <text:p text:style-name="P1"><text:span text:style-name="T1">ccop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2" draw:text-style-name="P13" draw:layer="layout" svg:x1="18.796cm" svg:y1="14.755cm" svg:x2="17.601cm" svg:y2="7.329cm" draw:start-shape="id17" draw:end-shape="id1" svg:d="M18796 14755h-597v-7426h-598" svg:viewBox="0 0 1196 7427">
          <text:p/>
        </draw:connector>
        <draw:custom-shape draw:name="CustomShape 2" draw:style-name="gr36" draw:text-style-name="P8" draw:layer="layout" svg:width="4.064cm" svg:height="2.083cm" svg:x="1.091cm" svg:y="4.421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8" xml:id="id7" draw:id="id7" draw:layer="layout" svg:width="4.064cm" svg:height="2.083cm" svg:x="0.837cm" svg:y="4.662cm">
          <text:p text:style-name="P1"><text:span text:style-name="T1">Jim.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" draw:text-style-name="P10" draw:layer="layout" svg:x1="2.869cm" svg:y1="4.662cm" svg:x2="6.139cm" svg:y2="2.896cm" draw:start-shape="id7" draw:end-shape="id5" draw:end-glue-point="2" svg:d="M2869 4662v-884h3270v-882" svg:viewBox="0 0 3271 17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-width="0.05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3.114cm" fo:page-height="15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21-11-26T15:47:15.278528996</dc:date>
    <meta:editing-duration>P12DT23H22M35S</meta:editing-duration>
    <meta:editing-cycles>41</meta:editing-cycles>
    <meta:generator>LibreOffice/6.1.5.2$Linux_X86_64 LibreOffice_project/10$Build-2</meta:generator>
    <dc:creator>Pieter Kempeneers</dc:creator>
    <meta:document-statistic meta:object-count="58"/>
  </office:meta>
</office:document-meta>
</file>